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ecf" officeooo:paragraph-rsid="000d4ecf"/>
    </style:style>
    <style:style style:name="P2" style:family="paragraph" style:parent-style-name="Text_20_body">
      <style:text-properties officeooo:rsid="000d4ecf" officeooo:paragraph-rsid="000d4ecf"/>
    </style:style>
    <style:style style:name="P3" style:family="paragraph" style:parent-style-name="Text_20_body">
      <style:text-properties officeooo:rsid="000eba3b" officeooo:paragraph-rsid="000eba3b"/>
    </style:style>
    <style:style style:name="P4" style:family="paragraph" style:parent-style-name="Text_20_body">
      <style:text-properties officeooo:rsid="000f7578" officeooo:paragraph-rsid="0012d438"/>
    </style:style>
    <style:style style:name="P5" style:family="paragraph" style:parent-style-name="Text_20_body">
      <style:text-properties officeooo:rsid="0012d438" officeooo:paragraph-rsid="0012d438"/>
    </style:style>
    <style:style style:name="P6" style:family="paragraph" style:parent-style-name="Text_20_body">
      <style:text-properties officeooo:rsid="0014a8eb" officeooo:paragraph-rsid="0014a8eb"/>
    </style:style>
    <style:style style:name="P7" style:family="paragraph" style:parent-style-name="Text_20_body">
      <style:text-properties officeooo:rsid="0014fe9d" officeooo:paragraph-rsid="0014fe9d"/>
    </style:style>
    <style:style style:name="P8" style:family="paragraph" style:parent-style-name="Text_20_body">
      <style:text-properties officeooo:rsid="001960aa" officeooo:paragraph-rsid="001960aa"/>
    </style:style>
    <style:style style:name="P9" style:family="paragraph" style:parent-style-name="Text_20_body">
      <style:paragraph-properties fo:break-before="page"/>
      <style:text-properties officeooo:rsid="0014fe9d" officeooo:paragraph-rsid="0014fe9d"/>
    </style:style>
    <style:style style:name="P10" style:family="paragraph" style:parent-style-name="Heading_20_1">
      <style:text-properties officeooo:rsid="000d4ecf" officeooo:paragraph-rsid="000d4ecf"/>
    </style:style>
    <style:style style:name="P11" style:family="paragraph" style:parent-style-name="Heading_20_1">
      <style:text-properties officeooo:rsid="0014a8eb" officeooo:paragraph-rsid="0014a8eb"/>
    </style:style>
    <style:style style:name="P12" style:family="paragraph" style:parent-style-name="Heading_20_2">
      <style:text-properties officeooo:paragraph-rsid="000d4ecf"/>
    </style:style>
    <style:style style:name="P13" style:family="paragraph" style:parent-style-name="Heading_20_2">
      <style:text-properties officeooo:rsid="000eba3b" officeooo:paragraph-rsid="000eba3b"/>
    </style:style>
    <style:style style:name="P14" style:family="paragraph" style:parent-style-name="Heading_20_2">
      <style:text-properties officeooo:rsid="000f7578" officeooo:paragraph-rsid="000f7578"/>
    </style:style>
    <style:style style:name="P15" style:family="paragraph" style:parent-style-name="Heading_20_2">
      <style:text-properties officeooo:rsid="0014a8eb" officeooo:paragraph-rsid="0014a8eb"/>
    </style:style>
    <style:style style:name="P16" style:family="paragraph" style:parent-style-name="Heading_20_2">
      <style:text-properties officeooo:rsid="0017c354" officeooo:paragraph-rsid="0017c354"/>
    </style:style>
    <style:style style:name="P17" style:family="paragraph" style:parent-style-name="Heading_20_2">
      <style:text-properties officeooo:rsid="001bd95c" officeooo:paragraph-rsid="001bd95c"/>
    </style:style>
    <style:style style:name="P18" style:family="paragraph" style:parent-style-name="Code">
      <style:text-properties officeooo:rsid="000eba3b" officeooo:paragraph-rsid="000eba3b"/>
    </style:style>
    <style:style style:name="P19" style:family="paragraph" style:parent-style-name="Code">
      <style:text-properties officeooo:rsid="000f7578" officeooo:paragraph-rsid="000f7578"/>
    </style:style>
    <style:style style:name="P20" style:family="paragraph" style:parent-style-name="Code">
      <style:text-properties officeooo:rsid="00117230" officeooo:paragraph-rsid="00117230"/>
    </style:style>
    <style:style style:name="P21" style:family="paragraph" style:parent-style-name="Code">
      <style:text-properties officeooo:rsid="0012c11f" officeooo:paragraph-rsid="0012c11f"/>
    </style:style>
    <style:style style:name="P22" style:family="paragraph" style:parent-style-name="Code">
      <style:text-properties officeooo:rsid="0012d438" officeooo:paragraph-rsid="0012d438"/>
    </style:style>
    <style:style style:name="P23" style:family="paragraph" style:parent-style-name="Code">
      <style:text-properties officeooo:rsid="0014fe9d" officeooo:paragraph-rsid="0014fe9d"/>
    </style:style>
    <style:style style:name="P24" style:family="paragraph" style:parent-style-name="Code">
      <style:text-properties officeooo:rsid="001534c9" officeooo:paragraph-rsid="001534c9"/>
    </style:style>
    <style:style style:name="P25" style:family="paragraph" style:parent-style-name="Code">
      <style:text-properties officeooo:rsid="001728a0" officeooo:paragraph-rsid="001728a0"/>
    </style:style>
    <style:style style:name="P26" style:family="paragraph" style:parent-style-name="Code">
      <style:text-properties officeooo:rsid="0017c354" officeooo:paragraph-rsid="0017c354"/>
    </style:style>
    <style:style style:name="P27" style:family="paragraph" style:parent-style-name="Code">
      <style:text-properties officeooo:rsid="001960aa" officeooo:paragraph-rsid="001960aa"/>
    </style:style>
    <style:style style:name="P28" style:family="paragraph" style:parent-style-name="Code">
      <style:text-properties officeooo:paragraph-rsid="001960aa"/>
    </style:style>
    <style:style style:name="P29" style:family="paragraph" style:parent-style-name="Code">
      <style:text-properties officeooo:rsid="001a11e3" officeooo:paragraph-rsid="001a11e3"/>
    </style:style>
    <style:style style:name="P30" style:family="paragraph" style:parent-style-name="Code">
      <style:text-properties officeooo:rsid="001dc253" officeooo:paragraph-rsid="001dc253"/>
    </style:style>
    <style:style style:name="P31" style:family="paragraph" style:parent-style-name="Code">
      <style:text-properties officeooo:rsid="001f8ac9" officeooo:paragraph-rsid="001f8ac9"/>
    </style:style>
    <style:style style:name="T1" style:family="text">
      <style:text-properties officeooo:rsid="000d4ecf"/>
    </style:style>
    <style:style style:name="T2" style:family="text">
      <style:text-properties fo:font-size="10pt" officeooo:rsid="0012d438" style:font-size-asian="10pt" style:font-size-complex="10pt"/>
    </style:style>
    <style:style style:name="T3" style:family="text">
      <style:text-properties officeooo:rsid="001960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ation Cluster GALERA / MARIA DB</text:p>
      <text:p text:style-name="P1"/>
      <text:h text:style-name="P10" text:outline-level="1">Initialisation du nœud</text:h>
      <text:p text:style-name="P2">Hardware minimum pour un nœud :<text:tab/><text:tab/>1 CPU de 1 GHz<text:line-break/><text:tab/><text:tab/><text:tab/><text:tab/><text:tab/><text:tab/>512 Mo RAM<text:line-break/><text:tab/><text:tab/><text:tab/><text:tab/><text:tab/><text:tab/>100 Mb/s de bande passante</text:p>
      <text:h text:style-name="P12" text:outline-level="2"><text:span text:style-name="T1">Mise à jour du système</text:span></text:h>
      <text:p text:style-name="Code"><text:span text:style-name="T1">s</text:span>udo apt -y update</text:p>
      <text:p text:style-name="Code"><text:span text:style-name="T1">s</text:span>udo apt -y upgrade</text:p>
      <text:h text:style-name="P13" text:outline-level="2">Réglages AppArmor</text:h>
      <text:p text:style-name="P3">Désactivation AppArmor pour MySql :</text:p>
      <text:p text:style-name="P18">sudo ln -s /etc/apparmor.d/usr /etc/apparmor.d/disable/.sbin.mysqld</text:p>
      <text:p text:style-name="P18">sudo service apparmor restart</text:p>
      <text:h text:style-name="P14" text:outline-level="2">Installation MariaDB</text:h>
      <text:p text:style-name="P4">Ajout du dépôt Maria DB :<text:line-break/><text:span text:style-name="T2">(on peut personnaliser la version et autres en visitant </text:span><text:a xlink:type="simple" xlink:href="https://downloads.mariadb.org/mariadb/repositories/" text:style-name="Internet_20_link" text:visited-style-name="Visited_20_Internet_20_Link"><text:span text:style-name="T2">https://downloads.mariadb.org/mariadb/repositories/</text:span></text:a></text:p>
      <text:p text:style-name="P19">sudo apt -y install software-properties-common</text:p>
      <text:p text:style-name="P21">sudo apt-key adv --recv-keys --keyserver hkp://keyserver.ubuntu.com:80 0xF1656F24C74CD1D8</text:p>
      <text:p text:style-name="P21">sudo add-apt-repository 'deb [arch=amd64,i386,ppc64el] http://fr.mirror.babylon.network/mariadb/repo/10.1/ubuntu xenial main'</text:p>
      <text:p text:style-name="P20">sudo apt -y update</text:p>
      <text:p text:style-name="P5">Installation :</text:p>
      <text:p text:style-name="P22">sudo apt -y install mariadb-server galera</text:p>
      <text:h text:style-name="P11" text:outline-level="1">Configuration du nœud</text:h>
      <text:h text:style-name="P15" text:outline-level="2">Configuration de MySql</text:h>
      <text:p text:style-name="P6">Nettoyage de /etc/mysql/my.cnf :</text:p>
      <text:p text:style-name="Code">sudo sed -i "/^#.*$/d" /etc/mysql/my.cnf</text:p>
      <text:p text:style-name="P7"/>
      <text:p text:style-name="P9">Ajout et modification d’options de configuration :</text:p>
      <text:p text:style-name="Code">sudo sed -i "s/bind-address.*$/bind-address=0.0.0.0/" /etc/mysql/my.cnf</text:p>
      <text:p text:style-name="P23">sudo sed -i "s/\(max_binlog_size.*$\)/\1\nbinlog_format=ROW/" /etc/mysql/my.cnf</text:p>
      <text:p text:style-name="P24">sudo sed -i "s/\(default_storage_engine\).*$/\1=InnoDB/" /etc/mysql/my.cnf</text:p>
      <text:p text:style-name="P25">sudo sed -i "s/\(innodb_flush_method.*$\)/\1\ninnodb_autoinc_lock_mode=2/" /etc/mysql/my.cnf</text:p>
      <text:p text:style-name="P25">sudo sed -i "s/\(innodb_flush_method.*$\)/\1\ninnodb_flush_log_at_trx_commit=0/" /etc/mysql/my.cnf</text:p>
      <text:p text:style-name="P25">sudo sed -i "s/\(innodb_buffer_pool_size\).*$/\1=240M/" /etc/mysql/my.cnf</text:p>
      <text:h text:style-name="P16" text:outline-level="2">Ajout d’un espace de swap</text:h>
      <text:p text:style-name="P8">Ajout d’un swap sur fichier de même taille que la RAM :</text:p>
      <text:p text:style-name="P26">ram=$(cat /proc/meminfo | grep MemTotal | grep -o "[0-9]*")</text:p>
      <text:p text:style-name="P27">sudo fallocate -l $(expr $ram / 1024)M /swapfile</text:p>
      <text:p text:style-name="P27">sudo chmod 600 /swapfile</text:p>
      <text:p text:style-name="P27">sudo mkswap /swapfile</text:p>
      <text:p text:style-name="P28"><text:span text:style-name="T3">sudo </text:span>swapon /swapfile</text:p>
      <text:p text:style-name="P29">echo "/swapfile none swap defaults 0 0" | sudo tee -a /etc/fstab</text:p>
      <text:h text:style-name="P17" text:outline-level="2">Configuration de la réplication</text:h>
      <text:p text:style-name="P30">IP=$(ifconfig | grep -o "addr:10\.[0-9.]*" | grep -o [0-9.]*)</text:p>
      <text:p text:style-name="P30">host=$(hostname)</text:p>
      <text:p text:style-name="P31">echo "[mysql]" | sudo tee /etc/mysql/conf.d/galera.cnf</text:p>
      <text:p text:style-name="P31">echo "wsrep_cluster_name=db_cluster" | sudo tee -a /etc/mysql/conf.d/galera.cnf</text:p>
      <text:p text:style-name="P31">echo "wsrep_cluster_address=\"gcomm://$IP\"" | sudo tee -a /etc/mysql/conf.d/galera.cnf</text:p>
      <text:p text:style-name="P31">echo "wsrep_node_name=$host" | sudo tee -a /etc/mysql/conf.d/galera.cnf</text:p>
      <text:p text:style-name="P31">echo "wsrep_node_address=$IP" | sudo tee -a /etc/mysql/conf.d/galera.cnf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353cm" fo:margin-bottom="0.212cm" loext:contextual-spacing="false" fo:text-indent="0cm" style:auto-text-indent="false"/>
      <style:text-properties fo:font-size="14pt" fo:font-weight="bold" style:font-size-asian="115%" style:font-weight-asian="bold" style:font-size-complex="115%" style:font-weight-complex="600"/>
    </style:style>
    <style:style style:name="Code" style:family="paragraph" style:parent-style-name="Standard" style:class="chapter" style:master-page-name="">
      <loext:graphic-properties draw:fill="solid" draw:fill-color="#eeeeee" draw:fill-image-width="0cm" draw:fill-image-height="0cm"/>
      <style:paragraph-properties fo:margin-left="0cm" fo:margin-right="0cm" fo:margin-top="0.199cm" fo:margin-bottom="0.199cm" loext:contextual-spacing="true" style:register-true="false" fo:text-indent="0cm" style:auto-text-indent="false" style:page-number="auto" fo:background-color="#eeeeee" fo:padding="0cm" fo:border="9.01pt dotted #eeeeee" style:shadow="none">
        <style:tab-stops/>
      </style:paragraph-properties>
      <style:text-properties style:font-name="Liberation Mono" fo:font-family="'Liberation Mono'" style:font-style-name="Normal" style:font-family-generic="modern" style:font-pitch="fixed" fo:font-size="8pt" officeooo:rsid="000d4ecf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2pt" fo:font-weight="bold" style:font-size-asian="101%" style:font-weight-asian="bold" style:font-size-complex="101%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22:49.597600760</meta:creation-date>
    <dc:date>2017-03-29T16:42:40.969219610</dc:date>
    <meta:editing-duration>PT47M14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72" meta:character-count="2326" meta:non-whitespace-character-count="2080"/>
  </office:meta>
</office:document-meta>
</file>